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ourier New" style:font-name-complex="Courier New"/>
    </style:style>
    <style:style style:name="P3" style:family="paragraph" style:parent-style-name="Standard">
      <style:paragraph-properties fo:text-align="justify" style:justify-single-word="false"/>
      <style:text-properties style:font-name="Courier New" style:font-name-complex="Courier New"/>
    </style:style>
    <style:style style:name="P4" style:family="paragraph" style:parent-style-name="Standard">
      <style:paragraph-properties fo:margin-left="0.25in" fo:margin-right="0in" fo:text-align="justify" style:justify-single-word="false"/>
      <style:text-properties style:font-name="Courier New" style:font-name-complex="Courier New"/>
    </style:style>
    <style:style style:name="P5" style:family="paragraph" style:parent-style-name="Standard" style:list-style-name="WW8Num1">
      <style:paragraph-properties fo:margin-left="0.25in" fo:margin-right="0in" fo:text-align="justify" style:justify-single-word="false" fo:text-indent="-0.3437in" style:auto-text-indent="false"/>
      <style:text-properties style:font-name="Courier New" style:font-name-complex="Courier New"/>
    </style:style>
    <style:style style:name="P6" style:family="paragraph" style:parent-style-name="Standard">
      <style:paragraph-properties fo:text-align="justify" style:justify-single-word="false"/>
      <style:text-properties style:font-name="Courier New" style:text-underline-style="solid" style:text-underline-width="auto" style:text-underline-color="font-color" fo:font-weight="bold" style:font-weight-asian="bold" style:font-name-complex="Courier New"/>
    </style:style>
    <style:style style:name="P7" style:family="paragraph" style:parent-style-name="Standard">
      <style:paragraph-properties fo:margin-left="0.25in" fo:margin-right="0in" fo:text-align="justify" style:justify-single-word="false"/>
      <style:text-properties style:font-name="Courier New" fo:font-weight="bold" style:font-name-asian="Courier New" style:font-weight-asian="bold" style:font-name-complex="Courier New"/>
    </style:style>
    <style:style style:name="P8" style:family="paragraph" style:parent-style-name="Standard">
      <style:paragraph-properties fo:text-align="justify" style:justify-single-word="false"/>
      <style:text-properties style:font-name="Courier New" fo:language="en" fo:country="US" style:font-name-complex="Courier New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 style:list-style-name="WW8Num1">
      <style:paragraph-properties fo:margin-left="0.25in" fo:margin-right="0in" fo:text-align="justify" style:justify-single-word="false" fo:text-indent="-0.3437in" style:auto-text-indent="false"/>
    </style:style>
    <style:style style:name="P11" style:family="paragraph" style:parent-style-name="Standard">
      <style:paragraph-properties fo:margin-left="0.25in" fo:margin-right="0in" fo:text-align="justify" style:justify-single-word="false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Абзац_20_списка">
      <style:text-properties style:font-name="Courier New" style:font-name-complex="Courier New"/>
    </style:style>
    <style:style style:name="P14" style:family="paragraph" style:parent-style-name="Абзац_20_списка">
      <style:text-properties fo:color="#eeeeee" loext:opacity="100%"/>
    </style:style>
    <style:style style:name="T1" style:family="text">
      <style:text-properties style:font-name="Courier New" style:font-name-complex="Courier New"/>
    </style:style>
    <style:style style:name="T2" style:family="text">
      <style:text-properties style:font-name="Courier New" officeooo:rsid="000834be" style:font-name-complex="Courier New"/>
    </style:style>
    <style:style style:name="T3" style:family="text">
      <style:text-properties style:font-name="Courier New" officeooo:rsid="000ac70d" style:font-name-complex="Courier New"/>
    </style:style>
    <style:style style:name="T4" style:family="text">
      <style:text-properties style:font-name="Courier New" officeooo:rsid="000b6238" style:font-name-complex="Courier New"/>
    </style:style>
    <style:style style:name="T5" style:family="text">
      <style:text-properties style:font-name="Courier New" style:text-underline-style="solid" style:text-underline-width="auto" style:text-underline-color="font-color" fo:font-weight="bold" style:font-weight-asian="bold" style:font-name-complex="Courier New"/>
    </style:style>
    <style:style style:name="T6" style:family="text">
      <style:text-properties style:font-name="Courier New" fo:language="en" fo:country="US" style:text-underline-style="solid" style:text-underline-width="auto" style:text-underline-color="font-color" fo:font-weight="bold" style:font-weight-asian="bold" style:font-name-complex="Courier New"/>
    </style:style>
    <style:style style:name="T7" style:family="text">
      <style:text-properties style:font-name="Courier New" fo:language="en" fo:country="US" style:font-name-complex="Courier New"/>
    </style:style>
    <style:style style:name="T8" style:family="text">
      <style:text-properties style:font-name="Courier New" fo:language="en" fo:country="US" fo:font-weight="bold" style:font-weight-asian="bold" style:font-name-complex="Courier New"/>
    </style:style>
    <style:style style:name="T9" style:family="text">
      <style:text-properties style:font-name="Courier New" fo:font-weight="bold" style:font-weight-asian="bold" style:font-name-complex="Courier New"/>
    </style:style>
    <style:style style:name="T10" style:family="text">
      <style:text-properties style:font-name="Courier New" style:font-name-asian="Courier New" style:font-name-complex="Courier New"/>
    </style:style>
    <style:style style:name="T11" style:family="text">
      <style:text-properties fo:color="#c9211e" loext:opacity="100%" style:font-name="Courier New" officeooo:rsid="000834be" style:font-name-complex="Courier New"/>
    </style:style>
    <style:style style:name="T12" style:family="text">
      <style:text-properties fo:color="#ffffff" loext:opacity="100%" style:font-name="Courier New" officeooo:rsid="000834be" style:font-name-complex="Courier New"/>
    </style:style>
    <style:style style:name="T13" style:family="text">
      <style:text-properties fo:color="#eeeeee" loext:opacity="100%" style:font-name="Courier New" style:font-name-complex="Courier New"/>
    </style:style>
    <style:style style:name="T14" style:family="text">
      <style:text-properties fo:color="#eeeeee" loext:opacity="100%" style:font-name="Courier New" officeooo:rsid="000834be" style:font-name-complex="Courier New"/>
    </style:style>
    <style:style style:name="T15" style:family="text">
      <style:text-properties fo:color="#eeeeee" loext:opacity="100%" style:font-name="Courier New" officeooo:rsid="000a64a1" style:font-name-complex="Courier New"/>
    </style:style>
    <style:style style:name="T16" style:family="text">
      <style:text-properties fo:color="#eeeeee" loext:opacity="100%" style:font-name="Courier New" officeooo:rsid="000ac70d" style:font-name-complex="Courier New"/>
    </style:style>
    <style:style style:name="T17" style:family="text">
      <style:text-properties fo:color="#eeeeee" loext:opacity="100%" style:font-name="Courier New" officeooo:rsid="000b6238" style:font-name-complex="Courier New"/>
    </style:style>
    <style:style style:name="T18" style:family="text">
      <style:text-properties fo:color="#eeeeee" loext:opacity="100%" style:font-name="Courier New" officeooo:rsid="000b6238" fo:background-color="#1e1e1e" loext:char-shading-value="0" style:font-name-complex="Courier New"/>
    </style:style>
    <style:style style:name="T19" style:family="text">
      <style:text-properties fo:color="#eeeeee" loext:opacity="100%" style:font-name="Courier New" officeooo:rsid="000b6238" fo:background-color="#ffffff" loext:char-shading-value="0" style:font-name-complex="Courier New"/>
    </style:style>
    <style:style style:name="T20" style:family="text">
      <style:text-properties fo:color="#eeeeee" loext:opacity="100%" style:font-name="Courier New" officeooo:rsid="000b6238" fo:background-color="#ffffff" loext:char-shading-value="0" style:font-name-complex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Лабораторная работа 01 </text:span></text:p>
      <text:p text:style-name="P2"/>
      <text:p text:style-name="P2"/>
      <text:p text:style-name="P9"><text:span text:style-name="T5">Разработка </text:span><text:span text:style-name="T6">Http</text:span><text:span text:style-name="T5">-обработчиков</text:span></text:p>
      <text:p text:style-name="P6"/>
      <text:list text:style-name="WW8Num1">
        <text:list-item>
          <text:p text:style-name="P10" loext:marker-style-name="T1"><text:span text:style-name="T1">Разработайте </text:span><text:span text:style-name="T7">http</text:span><text:span text:style-name="T1">-обработчик. </text:span><text:span text:style-name="T7">Http</text:span><text:span text:style-name="T1">-обработчик должен быть привязан к расширению </text:span><text:span text:style-name="T7">XYZ</text:span><text:span text:style-name="T1">(инициалам студента) и </text:span><text:span text:style-name="T7">http</text:span><text:span text:style-name="T1">-методу </text:span><text:span text:style-name="T7">GET</text:span><text:span text:style-name="T1">. Обработчик должен принимать два параметра (</text:span><text:span text:style-name="T7">ParmA</text:span><text:span text:style-name="T1"> И </text:span><text:span text:style-name="T7">ParmB</text:span><text:span text:style-name="T1">) переданных ему в </text:span><text:span text:style-name="T7">http</text:span><text:span text:style-name="T1">-запросе. <text:s/></text:span><text:span text:style-name="T7">http</text:span><text:span text:style-name="T1">-ответ (</text:span><text:span text:style-name="T7">text</text:span><text:span text:style-name="T1">/</text:span><text:span text:style-name="T7">plain</text:span><text:span text:style-name="T1">) обработчика должен иметь следующий формат:</text:span><text:span text:style-name="T9"> <text:s/></text:span><text:span text:style-name="T8">GET</text:span><text:span text:style-name="T9">-</text:span><text:span text:style-name="T8">Http</text:span><text:span text:style-name="T9">-</text:span><text:span text:style-name="T8">XYZ</text:span><text:span text:style-name="T9">:</text:span><text:span text:style-name="T8">ParmA</text:span><text:span text:style-name="T9"> = </text:span><text:span text:style-name="T8">aaa</text:span><text:span text:style-name="T9">,</text:span><text:span text:style-name="T8">ParmB</text:span><text:span text:style-name="T9"> = </text:span><text:span text:style-name="T8">bbb</text:span><text:span text:style-name="T1">,</text:span><text:span text:style-name="T9"> </text:span><text:span text:style-name="T1">где <text:s/></text:span><text:span text:style-name="T7">aaa</text:span><text:span text:style-name="T1">, </text:span><text:span text:style-name="T7">bbbb</text:span><text:span text:style-name="T1"> значения параметров.</text:span><text:span text:style-name="T9"> </text:span></text:p>
        </text:list-item>
      </text:list>
      <text:p text:style-name="P11"><text:span text:style-name="T1">Проверить работоспособность с помощью браузера. </text:span></text:p>
      <text:p text:style-name="P7"><text:s text:c="2"/><text:span text:style-name="T1"/></text:p>
      <text:list text:continue-numbering="true" text:style-name="WW8Num1">
        <text:list-item>
          <text:p text:style-name="P10" loext:marker-style-name="T1"><text:span text:style-name="T1">Разработайте </text:span><text:span text:style-name="T7">http</text:span><text:span text:style-name="T1">-обработчик. </text:span><text:span text:style-name="T7">Http</text:span><text:span text:style-name="T1">-обработчик должен быть привязан к расширению </text:span><text:span text:style-name="T7">XYZ</text:span><text:span text:style-name="T1">(инициалам студента) и </text:span><text:span text:style-name="T7">http</text:span><text:span text:style-name="T1">-методу </text:span><text:span text:style-name="T7">POST</text:span><text:span text:style-name="T1">. Обработчик должен принимать два параметра(</text:span><text:span text:style-name="T7">ParmA</text:span><text:span text:style-name="T1"> И </text:span><text:span text:style-name="T7">ParmB</text:span><text:span text:style-name="T1">) переданных ему </text:span><text:span text:style-name="T7">http</text:span><text:span text:style-name="T1">-запросе. </text:span><text:span text:style-name="T7">http</text:span><text:span text:style-name="T1">-ответ (</text:span><text:span text:style-name="T7">text</text:span><text:span text:style-name="T1">/</text:span><text:span text:style-name="T7">plain</text:span><text:span text:style-name="T1">) обработчика должен иметь следующий формат:</text:span><text:span text:style-name="T9"> <text:s text:c="3"/></text:span><text:span text:style-name="T8">POST</text:span><text:span text:style-name="T9">-</text:span><text:span text:style-name="T8">Http</text:span><text:span text:style-name="T9">-</text:span><text:span text:style-name="T8">XYZ</text:span><text:span text:style-name="T9">:</text:span><text:span text:style-name="T8">ParmA</text:span><text:span text:style-name="T9"> = </text:span><text:span text:style-name="T8">aaa</text:span><text:span text:style-name="T9">,</text:span><text:span text:style-name="T8">ParmB</text:span><text:span text:style-name="T9"> = </text:span><text:span text:style-name="T8">bbb</text:span><text:span text:style-name="T1">,</text:span><text:span text:style-name="T9"> </text:span><text:span text:style-name="T1">где <text:s/></text:span><text:span text:style-name="T7">aaa</text:span><text:span text:style-name="T1">, </text:span><text:span text:style-name="T7">bbbb</text:span><text:span text:style-name="T1"> значения параметров.</text:span><text:span text:style-name="T9"> </text:span></text:p>
        </text:list-item>
      </text:list>
      <text:p text:style-name="P12"><text:span text:style-name="T10"><text:s text:c="2"/></text:span><text:span text:style-name="T1">Проверить работоспособность с помощью </text:span><text:span text:style-name="T7">POSTMAN</text:span><text:span text:style-name="T1">. </text:span></text:p>
      <text:p text:style-name="P8"/>
      <text:list text:continue-numbering="true" text:style-name="WW8Num1">
        <text:list-item>
          <text:p text:style-name="P10" loext:marker-style-name="T1"><text:span text:style-name="T1">Разработайте </text:span><text:span text:style-name="T7">http</text:span><text:span text:style-name="T1">-обработчик. </text:span><text:span text:style-name="T7">Http</text:span><text:span text:style-name="T1">-обработчик должен быть привязан к расширению </text:span><text:span text:style-name="T7">XYZ</text:span><text:span text:style-name="T1">(инициалам студента) и </text:span><text:span text:style-name="T7">http</text:span><text:span text:style-name="T1">-методу </text:span><text:span text:style-name="T7">PUT</text:span><text:span text:style-name="T1">. Обработчик должен принимать два параметра(</text:span><text:span text:style-name="T7">ParmA</text:span><text:span text:style-name="T1"> И </text:span><text:span text:style-name="T7">ParmB</text:span><text:span text:style-name="T1">) переданных ему в </text:span><text:span text:style-name="T7">http</text:span><text:span text:style-name="T1">-запросе. </text:span><text:span text:style-name="T7">hhtp</text:span><text:span text:style-name="T1">-ответ (</text:span><text:span text:style-name="T7">text</text:span><text:span text:style-name="T1">/</text:span><text:span text:style-name="T7">plain</text:span><text:span text:style-name="T1">) <text:s/>обработчика должен иметь следующий формат:</text:span><text:span text:style-name="T9"> </text:span><text:span text:style-name="T8">PUT</text:span><text:span text:style-name="T9">-</text:span><text:span text:style-name="T8">Http</text:span><text:span text:style-name="T9">-</text:span><text:span text:style-name="T8">XYZ</text:span><text:span text:style-name="T9">:</text:span><text:span text:style-name="T8">ParmA</text:span><text:span text:style-name="T9"> = </text:span><text:span text:style-name="T8">aaa</text:span><text:span text:style-name="T9">,</text:span><text:span text:style-name="T8">ParmB</text:span><text:span text:style-name="T9"> = </text:span><text:span text:style-name="T8">bbb</text:span><text:span text:style-name="T1">,где <text:s/></text:span><text:span text:style-name="T7">aaa</text:span><text:span text:style-name="T1">, </text:span><text:span text:style-name="T7">bbbb</text:span><text:span text:style-name="T1"> значения параметров.</text:span></text:p>
        </text:list-item>
      </text:list>
      <text:p text:style-name="P11"><text:span text:style-name="T1">Проверить работоспособность с помощью </text:span><text:span text:style-name="T7">POSTMAN</text:span><text:span text:style-name="T1">. </text:span></text:p>
      <text:p text:style-name="P3"/>
      <text:list text:continue-numbering="true" text:style-name="WW8Num1">
        <text:list-item>
          <text:p text:style-name="P10" loext:marker-style-name="T1"><text:span text:style-name="T1">Разработайте </text:span><text:span text:style-name="T7">http</text:span><text:span text:style-name="T1">-обработчик, <text:s/>который возвращает сумму двух чисел, переданных ему в качестве параметров </text:span><text:span text:style-name="T8">X</text:span><text:span text:style-name="T1"> и </text:span><text:span text:style-name="T8">Y</text:span><text:span text:style-name="T9"> </text:span><text:span text:style-name="T7">POST</text:span><text:span text:style-name="T1">­-запросом. Разработайте </text:span><text:span text:style-name="T7">windows</text:span><text:span text:style-name="T1">-клиент, реализующий форму для сложения двух чисел <text:s text:c="11"/>(три поля и кнопка) с помощью <text:s/>запроса к обработчику. <text:s/></text:span></text:p>
        </text:list-item>
      </text:list>
      <text:p text:style-name="P4"/>
      <text:list text:continue-numbering="true" text:style-name="WW8Num1">
        <text:list-item>
          <text:p text:style-name="P10" loext:marker-style-name="T1"><text:span text:style-name="T1">Разработайте </text:span><text:span text:style-name="T7">http</text:span><text:span text:style-name="T1">-обработчик, который <text:s/>обрабатывает </text:span><text:span text:style-name="T7">GET</text:span><text:span text:style-name="T1"> и </text:span><text:span text:style-name="T7">POST</text:span><text:span text:style-name="T1">-запросы. На </text:span><text:span text:style-name="T7">GET</text:span><text:span text:style-name="T1">-запрос обработчик возвращает </text:span><text:span text:style-name="T7">html</text:span><text:span text:style-name="T1">-страницу. На </text:span><text:span text:style-name="T7">POST</text:span><text:span text:style-name="T1">-запрос обработчик принимает два числовых параметра </text:span><text:span text:style-name="T8">x</text:span><text:span text:style-name="T1"> и </text:span><text:span text:style-name="T8">y</text:span><text:span text:style-name="T9">, </text:span><text:span text:style-name="T1">в ответе отправляет произведение </text:span><text:span text:style-name="T8">x</text:span><text:span text:style-name="T9">*</text:span><text:span text:style-name="T8">y</text:span><text:span text:style-name="T1">. </text:span><text:span text:style-name="T7">html</text:span><text:span text:style-name="T1">-страница с </text:span><text:soft-page-break/><text:span text:style-name="T1">помощью </text:span><text:span text:style-name="T8">XMLHTTPRequest</text:span><text:span text:style-name="T1"> делает </text:span><text:span text:style-name="T7">POST</text:span><text:span text:style-name="T1">-запрос к обработчику, передает числовые значения </text:span><text:span text:style-name="T8">x</text:span><text:span text:style-name="T1"> и </text:span><text:span text:style-name="T8">y</text:span><text:span text:style-name="T9"> </text:span><text:span text:style-name="T1">и</text:span><text:span text:style-name="T9"> </text:span><text:span text:style-name="T1">отображает результат, полученный от обработчика. <text:s/></text:span></text:p>
        </text:list-item>
      </text:list>
      <text:p text:style-name="P13"/>
      <text:list text:continue-numbering="true" text:style-name="WW8Num1">
        <text:list-item>
          <text:p text:style-name="P10" loext:marker-style-name="T1"><text:span text:style-name="T1">Разработайте </text:span><text:span text:style-name="T7">http</text:span><text:span text:style-name="T1">-обработчик, который <text:s/>обрабатывает </text:span><text:span text:style-name="T7">GET</text:span><text:span text:style-name="T1"> и </text:span><text:span text:style-name="T7">POST</text:span><text:span text:style-name="T1">-запросы. На </text:span><text:span text:style-name="T7">GET</text:span><text:span text:style-name="T1">-запрос обработчик возвращает </text:span><text:span text:style-name="T7">html</text:span><text:span text:style-name="T1">-страницу. На </text:span><text:span text:style-name="T7">POST</text:span><text:span text:style-name="T1">-запрос обработчик принимает два числовых параметра </text:span><text:span text:style-name="T8">x</text:span><text:span text:style-name="T1"> и </text:span><text:span text:style-name="T8">y</text:span><text:span text:style-name="T9">, </text:span><text:span text:style-name="T1">в ответе отправляет произведение </text:span><text:span text:style-name="T8">x</text:span><text:span text:style-name="T9">*</text:span><text:span text:style-name="T8">y</text:span><text:span text:style-name="T1">. </text:span><text:span text:style-name="T7">html</text:span><text:span text:style-name="T1">-страница с помощью тега &lt;</text:span><text:span text:style-name="T7">form</text:span><text:span text:style-name="T1">&gt; делает </text:span><text:span text:style-name="T7">POST</text:span><text:span text:style-name="T1">-запрос к обработчику, передает числовые значения </text:span><text:span text:style-name="T8">x</text:span><text:span text:style-name="T1"> и </text:span><text:span text:style-name="T8">y</text:span><text:span text:style-name="T9"> </text:span><text:span text:style-name="T1">и</text:span><text:span text:style-name="T9"> </text:span><text:span text:style-name="T1">отображает результат, полученный от обработчика. <text:s/></text:span></text:p>
        </text:list-item>
      </text:list>
      <text:p text:style-name="P13"/>
      <text:list text:continue-numbering="true" text:style-name="WW8Num1">
        <text:list-item>
          <text:p text:style-name="P5" loext:marker-style-name="T1">Ответьте на следующие вопросы:<text:span text:style-name="T1"/></text:p>
        </text:list-item>
      </text:list>
      <text:p text:style-name="P11"><text:span text:style-name="T10"><text:s text:c="2"/></text:span><text:span text:style-name="T1">- поясните понятие «программная платформа»;</text:span><text:span text:style-name="T13"> </text:span><text:span text:style-name="T14">набор библиотек и инструмент</text:span><text:span text:style-name="T15">ов</text:span><text:span text:style-name="T12">ов</text:span></text:p>
      <text:p text:style-name="Абзац_20_списка"><text:span text:style-name="T1">- что такое </text:span><text:span text:style-name="T7">ASP</text:span><text:span text:style-name="T1">.</text:span><text:span text:style-name="T7">NET</text:span><text:span text:style-name="T1"> </text:span><text:span text:style-name="T7">CORE</text:span><text:span text:style-name="T1">?</text:span><text:span text:style-name="T15">платформа для разработки веб-приложений</text:span></text:p>
      <text:p text:style-name="Абзац_20_списка"><text:span text:style-name="T1">- что такое </text:span><text:span text:style-name="T7">http</text:span><text:span text:style-name="T1">-обработчик?</text:span><text:span text:style-name="T16">приложение (простейшее)</text:span></text:p>
      <text:p text:style-name="Абзац_20_списка"><text:span text:style-name="T1">- каким образом запросы маршрутизируются к </text:span><text:span text:style-name="T7">http</text:span><text:span text:style-name="T1">-обработчику?</text:span><text:span text:style-name="T17">через мидлваре - </text:span><text:span text:style-name="T20">конвейер обработки запроса и ответа, последовательность модулей, обрабатывает запрос, затем обрабатывает ответ</text:span></text:p>
      <text:p text:style-name="P14"><text:span text:style-name="T4"/></text:p>
      <text:p text:style-name="P13"/>
      <text:p text:style-name="P4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Абзац_20_списка" style:display-name="Абзац списка" style:family="paragraph" style:parent-style-name="Standard">
      <style:paragraph-properties fo:margin-left="0.4917in" fo:margin-right="0in" fo:text-indent="0in" style:auto-text-indent="false"/>
    </style:style>
    <style:style style:name="WW8Num1z0" style:family="text">
      <style:text-properties fo:font-weight="normal" style:font-weight-asian="normal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937in" fo:text-indent="-0.3437in" fo:margin-left="0.5937in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38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SmW</meta:initial-creator>
    <meta:creation-date>2011-02-19T01:04:00</meta:creation-date>
    <dc:date>2024-02-16T19:34:05.119178527</dc:date>
    <meta:editing-cycles>25</meta:editing-cycles>
    <meta:editing-duration>PT4H53M16S</meta:editing-duration>
    <meta:generator>LibreOffice/7.6.4.1$Linux_X86_64 LibreOffice_project/60$Build-1</meta:generator>
    <meta:document-statistic meta:table-count="0" meta:image-count="0" meta:object-count="0" meta:page-count="2" meta:paragraph-count="17" meta:word-count="326" meta:character-count="2713" meta:non-whitespace-character-count="2370"/>
  </office:meta>
</office:document-meta>
</file>